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White Notebook</text:p>
      <text:p text:style-name="Normal"/>
      <text:p text:style-name="Normal">Tue 16/02/21, 15:45</text:p>
      <text:p text:style-name="Normal">This is just a plain white notebook. Nothing special about it. Unlike the black notebook, this one is used just so I can write whatever is on my mind. Well, I said that but now I can’t remember what I wanted to put on this. Well, basically, right now the Black Notebook is being used for writing Rouge’s story, and it’s only just the beginning, so until that story’s finished, I’m using this place to write whatever story comes to my mind that I can’t write there yet.</text:p>
      <text:p text:style-name="Normal">Although, right now, there isn’t much to write... Well, I guess that’s fine too, I can also write down random thoughts here.</text:p>
      <text:p text:style-name="Normal">I just watched the first ten episodes of Hinamatsuri, and Jesus Christ I love it. The first episode, when I saw it, made me go “Oh! So that’s how a proper first episode is done!” and I couldn’t stop binge watching the episodes since this morning. I put a stop to it so I could watch the last two episodes this evening, but I already want to start devouring the manga. The manga’s already complete, so I don’t know what to think about that, I kinda wished it was still running, but I guess a finished art work is nice to look at once in a while.</text:p>
      <text:p text:style-name="Normal">Mmm, I don’t have a story to tell right now, what a bummer, and I’m also starting to feel the cold here...</text:p>
      <text:p text:style-name="Normal">Ah, I also wanted to perfect that dream part of the main book, so I’m gathering experience. Well, I’m stealing it actually, but whatever. Stealing experience, what a strange thing, but I guess that’s what learning is.</text:p>
      <text:p text:style-name="Normal"/>
      <text:p text:style-name="Normal">AH! I had this idea some time ago, that popped up after I thought about something I wrote in the Black Notebook: How about, from time to time, we gather random images and imagine what their stories are?</text:p>
      <text:p text:style-name="Normal">That sounds like a great idea, let’s do that. We’ll start with Ghibli Light since it’s already here. It’s already got a story, so I wonder how it’ll compare with the story I’ll write for it. Well, I don’t even know which movie it is from, but I suspect it’s Kiki’s delivery service. Well, I’ll find out eventually, for now, think of its story...</text:p>
      <text:p text:style-name="Normal">Actually I gotta go right now, so I’ll do that later.</text:p>
      <text:p text:style-name="Normal">Alright, I’m back. Remember, write only the essential, and you don’t need to explain every little goddamn thing.</text:p>
      <text:p text:style-name="Normal">Also right now there’s The Pretender playing, so the mood isn’t exactly matching so I’ll wait two minutes. Also, by checking wallpapers for Kiki’s delivery service, it seems I was wrong. But then I don’t know where this wallpaper comes from, I was planning on using the main theme of that movie to get the overall idea of what it’s like.</text:p>
      <text:p text:style-name="Normal">Ah well, pure imagination it is. Without further ado, let’s go</text:p>
      <text:p text:style-name="Normal"/>
      <text:p text:style-name="Normal">“That’s a nice place to live in, isn’t it? It’s so close to the sky! I wonder what it looks like at night... I’m kind of jealous now, because you get to see that every night...”</text:p>
      <text:p text:style-name="Normal">“Is that so? But it does get lonely here, you know?”</text:p>
      <text:p text:style-name="Normal">“Not a problem! I’ve had my fill of being with people, starting now I’m going to live by myself!”</text:p>
      <text:p text:style-name="Normal">“Oh my, what a bold decision, you really do take from your mother don’t you?”, she then chuckles a bit and continues, “But tell me, young lady, where do you plan on living?”</text:p>
      <text:p text:style-name="Normal">“Mmh, I haven’t thought about that yet, but in any case I’m living on my own now!”</text:p>
      <text:p text:style-name="Normal">“Then how about this? What if, starting now, you live with me?”</text:p>
      <text:p text:style-name="Normal">“Really !? Is that alright grandma !?”</text:p>
      <text:p text:style-name="Normal">“Of course it is! Although, you wouldn’t be that much on your own then...” she said thoughtfully, holding her chin in her hand.</text:p>
      <text:p text:style-name="Normal">“That’s not a problem! Tonight I get to see the stars right ??”</text:p>
      <text:p text:style-name="Normal">She couldn’t help but look at her grandchild with a warm smile</text:p>
      <text:p text:style-name="Normal"><text:span text:style-name="T1">“My my what a child, she already forgot everything about living on her own,” </text:span>she then paused and looked at the sky, “Yes, tonight we will see the stars together, I’ll make it so we have a beautiful clear sky”</text:p>
      <text:p text:style-name="Normal">The little girl was so thrilled by what her grand mother said that she jumped in her arms, forgetting everything about the world</text:p>
      <text:p text:style-name="Normal">“You’re the best, grandma!”</text:p>
      <text:p text:style-name="Normal">And so, that time, they stayed up late to look at the night sky.<text:span text:style-name="T1"> <text:s text:c="1"/></text:span></text:p>
      <text:p text:style-name="Normal"/>
      <text:p text:style-name="Normal"/>
      <text:p text:style-name="Normal"/>
      <text:p text:style-name="Normal"/>
      <text:p text:style-name="Normal">I’ll see if anything to continue this story comes to mind, but in any case, a few images were forming in my mind, of a dark blue night, inside that house and outside, looking at the night sky. I really like this kind of thing.</text:p>
      <text:p text:style-name="Normal">Ok so maybe one minute has passed and I reread it and HOLY SHIT I LIKE IT. THERE?S SO MUCH DAMN POTENTIAL IN IT, LIKE, GOD, CHRIST, JESUS GODDAMN.</text:p>
      <text:p text:style-name="Normal">But, the potetntial isn’t supposed to matter... you’re getting greedy aren’t you?</text:p>
      <text:p text:style-name="Normal">Hehe, a little bit yeah</text:p>
      <text:p text:style-name="Normal">No not a little bit a lot, now you’re greedy because of potential stories that emanate, that takes all the fun away from writing.</text:p>
      <text:p text:style-name="Normal">Ok ok, I’m sorry, but you didn’t need to lecture me like that. </text:p>
      <text:p text:style-name="Normal">Of course I needed to, you’re under my responsibility aren’t you?</text:p>
      <text:p text:style-name="Normal">Well, kind of, I guess? I mean, we’re the same person</text:p>
      <text:p text:style-name="Normal">That’s all the more reason that I keep an eye on you</text:p>
      <text:p text:style-name="Normal">Sir yes sir...</text:p>
      <text:p text:style-name="Normal">Well, for now, that’s all</text:p>
      <text:p text:style-name="Normal">End 16:41</text:p>
      <text:p text:style-name="Normal"/>
      <text:p text:style-name="Normal">17:17 (Next, I either want to continue this story or do Ghibli Night)</text:p>
      <text:p text:style-name="Normal"/>
      <text:p text:style-name="Normal">22:51 </text:p>
      <text:p text:style-name="Normal">Yes I was in the middle of writing in the Black Notebook, or rather I have yet to really get started, but there’s something I really wanted to write here.</text:p>
      <text:p text:style-name="Normal">Giving a name isn’t an easy thing to do, is it? It’s a very important thing, after all. Even if it’s for a character, it’s still very important to choose a right name, and not just give one at random. It’s their baptism, you’re giving birth to them, and thus they need a proper name. They always do, and that’s troublesome, they can’t leave me alone for a second. Even if it’s a story of a few lines that you’ll never touch again, you have to give proper names. What kind of parent doesn’t give a proper name to their child? Anyway, that’s what I wanted to say regarding names. When you bring something into existence, it’s always better for them to have a nice, proper name to come into life with.</text:p>
      <text:p text:style-name="Normal"/>
      <text:p text:style-name="Normal">Wed 17/02/21 17:08</text:p>
      <text:p text:style-name="Normal"/>
      <text:p text:style-name="Normal">From the whole White Notebook association to their Black Notebook counterpart: we truly appreciate the greeting message <text:s text:c="1"/>you’ve sent us, it was so touching that more than one shed tears (of laughter) upon reading it. </text:p>
      <text:p text:style-name="Normal">Unlike certain people of a certain association (cough, Black Not*book, cough), we are not so lowly as to steal your worthless jobs, do not worry about that. With that said, see you around</text:p>
      <text:p text:style-name="Normal">From the White Notebook, with love</text:p>
      <text:p text:style-name="Normal"/>
      <text:p text:style-name="Normal">Ah yes, a feud between two similar groups, always a lovely thing. Well, in any case... what the fuck am I doing with my life... It’s so uninteresting I felt the need to look out the window when I heard people arguing? Nah, nah, it can’t be that bad, there have to be other reasons for it, like it’s in the human nature or something... </text:p>
      <text:p text:style-name="Normal">The truth scares you?</text:p>
      <text:p text:style-name="Normal">The truth? What are you talking about? No not at all!</text:p>
      <text:p text:style-name="Normal"/>
      <text:p text:style-name="Normal">That’s enough playing around. There were a few ideas that I wanted to write down, but right now I don’t remember them. In the meantime, what should we do? I want to continue yesterday’s story. Ah! That’s it!</text:p>
      <text:p text:style-name="Normal">I have to learn to give up a story, is what I was thinking about. I had taught myself to not give up on a story I started and didn’t finish in the Black Notebook, but now because of that it may very well be the case that I refuse to give up on any unfinished story, or even an incomplete one written on a whim. That might be a bad thing, to have many stories going on at the same time. But now that I think about it, it shouldn’t be that bad a thing, there shouldn’t be major repercussions. Actually, there is one big repercussion: the time you spend thinking about a story while away. There is now a far greater chance that it will be divided among the stories. That’s a fairly big deal, yeah, but I can live with that. Let’s continue yesterday’s story? Let’s do that.</text:p>
      <text:p text:style-name="Normal"> </text:p>
      <text:p text:style-name="Normal"> Oh yeah, there’s one more thing I was thinking about. yesterday I tried to do my best to make use of soft world building in the Black Notebook, but in the end the best soft world building line I’ve written to date is here, in this notebook,</text:p>
      <text:p text:style-name="Normal">“I’ll make it so we have a beautiful clear sky”,</text:p>
      <text:p text:style-name="Normal">that’s what I to do all along wanted right there. So soft world building works best with magic. Well, that’s what we saw time and again with Ghibli, so it isn’t that surprising. Same goes with Harry Potter. In a realistic world, it’s harder to apply and probably doesn’t have quite as much impact. In fact it may very well be considered a plot hole.</text:p>
      <text:p text:style-name="Normal">Mmh, I’ll write the continuation of the story later, letting them feed on me tonight has left me with little force and power of will, now I want to eat something nice. Plus, I didn’t do breakfast, so I’ll catch up on that I guess.</text:p>
      <text:p text:style-name="Normal">See ya later</text:p>
      <text:p text:style-name="Normal"/>
      <text:p text:style-name="Normal">It’s 22:30, but I’m back, and I’ll continue that story if it costs me my damn life. But, before we begin, I have one declaration to make: I said it yesterday, I’ll say it again today, ANZU IS BEST GIRL! Damn right she is, she’s on par with Nausicaa (see Hinamatsuri and Nausicaa of the valley of the wind. Who am I kidding, I ain’t forgetting either) and goshdarn she’s just the very best, I love her. </text:p>
      <text:p text:style-name="Normal">Alright, it’s back to the story now.</text:p>
      <text:p text:style-name="Normal"/>
      <text:p text:style-name="Normal">“That’s a nice place to live in, isn’t it? It’s so close to the sky! I wonder what it looks like at night... I’m kind of jealous now, because you get to see that every night...”</text:p>
      <text:p text:style-name="Normal">“Is that so? But it does get lonely here, you know?”</text:p>
      <text:p text:style-name="Normal">“Not a problem! I’ve had my fill of being with people, starting now I’m going to live by myself!”</text:p>
      <text:p text:style-name="Normal">“Oh my, what a bold decision, you really do take from your mother don’t you?”, she then chuckles a bit and continues, “But tell me, young lady, where do you plan on living?”</text:p>
      <text:p text:style-name="Normal">“Mmh, I haven’t thought about that yet, but in any case I’m living on my own now!”</text:p>
      <text:p text:style-name="Normal">“Then how about this? What if, starting now, you live with me?”</text:p>
      <text:p text:style-name="Normal">“Really !? Is that alright grandma !?”</text:p>
      <text:p text:style-name="Normal">“Of course it is! Although, you wouldn’t be that much on your own then...” she said thoughtfully, holding her chin in her hand.</text:p>
      <text:p text:style-name="Normal">“That’s not a problem! Tonight I get to see the stars right ??”</text:p>
      <text:p text:style-name="Normal">She couldn’t help but look at her grandchild with a warm smile</text:p>
      <text:p text:style-name="Normal"><text:span text:style-name="T1">“My my what a child, she already forgot everything about living on her own,” </text:span>she then paused and looked at the sky, “Yes, tonight we will see the stars together, I’ll make it so we have a beautiful clear sky”</text:p>
      <text:p text:style-name="Normal">The little girl was so thrilled by what she heard that she jumped in her arms, forgetting everything about the world</text:p>
      <text:p text:style-name="Normal">“You’re the best, grandma!”</text:p>
      <text:p text:style-name="Normal">And so, just as she promised, grandma made the night as cloudless as she could, and with her granddaughter, they stayed up late to look at the night sky.</text:p>
      <text:p text:style-name="Normal"/>
      <text:p text:style-name="Normal"/>
      <text:p text:style-name="Normal">I changed the last sentence, but I understood already, just as I began, that this story is complete, there’s nothing more to add to it.<text:span text:style-name="T1"> <text:s text:c="1"/></text:span></text:p>
      <text:p text:style-name="Normal">I commend you for recognizing that, well done.</text:p>
      <text:p text:style-name="Normal">Well, off to the Black Notebook now, we have a job <text:s text:c="1"/>to do!</text:p>
      <text:p text:style-name="Normal">What are you talking about... we’re supposedly doing this for fun you know, there was never any talk of job...</text:p>
      <text:p text:style-name="Normal">Weren’t there talks of job stealing?</text:p>
      <text:p text:style-name="Normal">Nevermind that, that’s just idiots being idiots.</text:p>
      <text:p text:style-name="Normal">Alright, off to the Black Notebook it is! By the way who are the idiots? </text:p>
      <text:p text:style-name="Normal">FWWWOOOOP</text:p>
      <text:p text:style-name="Normal"/>
      <text:p text:style-name="Normal"/>
      <text:p text:style-name="Normal"/>
      <text:p text:style-name="Normal">Fri 19/02/21 22:15</text:p>
      <text:p text:style-name="Normal"/>
      <text:p text:style-name="Normal">Well, this is gonna be easy. In one word, Hinamatsuri. Yesterday and today I devoured the manga from start to finish, and, to put it simply, it drained away all my motivation. In fact, the only current motivation that is making me write here is so that I engrave this memorable day somewhere.</text:p>
      <text:p text:style-name="Normal">Where do I even begin? I have very very VERY rarely been so emotionally engaged by a manga. In fact, it’s the manga I’ve been the most engaged in that I can remember, and I’ll plain- no, I’ll show you why. </text:p>
      <text:p text:style-name="Normal">Before we do that though, there’s something I want to say: this is the first time I can genuinely say that I have a favourite manga. I love Hinamatsuri. I love it. I do.</text:p>
      <text:p text:style-name="Normal">Well then, now to the facts. Yesteray evening, I just couldn’t stop reading the manga, even though my conscience told me to go to sleep. But I just couldn’t, I had to keep reading, because I loved Hina, Nitta, and most importantly, Anzu, and seeing them growing up is just something I couldn’t stop. What kind of fucking parent wouldn’t love to see his beloved child grow up??? The real beginning was after chapter 47, cause most events prior to it have been covered by the anime. So at maybe, say... midnight (possibly earlier?) I start reading after that chapter, and I’m loving every bit of it. Then comes chapter 60. The cover is very simple, it’s Hina walking with Hitoshi (Naitou aniki’s son) (gosh, I’m.. I’m not quite that invested, but I’m near that level), and the text is something about love growing. Of course, FUCK. I just couldn’t. I just couldn’t. NO I fucking couldn’t. So, that convinced me to go to bed. It was 3:30am, I remember that. Yeah so basically you had to awaken my fatherly instincts to make me go to sleep, and I only did so to run away from the reality that Hina has grown up and might start getting interested in love. I just couldn’t. In fact, I denied it with all my might, I tried to tell myself that it was impossible, but as I lay in bed, the image of Hina and Hitoshi holding hands was *created* in my mind. </text:p>
      <text:p text:style-name="Normal">Betrayed by my own mind... Who do I have left if even my subconscious abandons me? Strangely enough, I managed to sleep that night, but from the moment I saw that god forsaken cover page to the time I fell asleep, I kept cursing that damn Hitoshi. NEVER. DO YOU FUCKING UNDERSTAND ME: NEVER.</text:p>
      <text:p text:style-name="Normal">Well, I woke up strangely enough at 10am, so I only slept 6 hours or so (cause I take an eternity to fall asleep), and yet I woke up being motivated to do something. Of course, that something is the same thing that made me wake up at six back in summer 2018: I had something to look forward to. Back then, it was oregairu (btw I still have to watch the new season), and today it was Hinamatsuri (shame I devoured the manga). And, I manned up, tried to be as mature as I could, and proceeded to read the chapter. I was delighted to see that Oyabun was of the exact same mindset as I was, and they mobilized the whole syndicate in order to keep an eye on that shitty little brat who’s got the balls to have a crush on Hina. I was finally satisfied with how it ended, but boy did I get a scare. Now, after that, a question popped into my mind:</text:p>
      <text:p text:style-name="Normal">If that’s how I react when Hina nearly gets a boyfriend, what would happen if the same happened to Anzu. </text:p>
      <text:p text:style-name="Normal">Now you, dear reader, already know what’s gonna happen of course, but I was clueless, or rather, I wouldn’t even want to consider that possibility seriously. Instead, I just thought to myself that if such a thing happened to Anzu, I probably would be disappointed, but nothing that serious. </text:p>
      <text:p text:style-name="Normal">Sigh... Did I mention that this was the thing I was most emotionally invested in in the last, I don’t know, 19 years and six months?</text:p>
      <text:p text:style-name="Normal">Well, in hindsight it wouldn’t have been THAT bad if the same thing that happened to Hina were to happen to Anzu. But it had to be worse, didn’t it? Faaaaar worse. </text:p>
      <text:p text:style-name="Normal">Hitoshi had some merits, he was a cool guy, ballsy, went through some shit, and had circumstances similar to Hina, not to mention he was the one who had a crush on Hina, and there wasn’t a particularly hard try to show that those feelings were reciprocated in the least.</text:p>
      <text:p text:style-name="Normal">Enter Sabu.</text:p>
      <text:p text:style-name="Normal">Now, Sabu was what he was intended to be, like his name suggests (as the author revealed in the last omakes) he is a sub character. He’s fairly forgettable, but not a terrible chum, he’s cowardly though and lies a lot at the expense of others to save his own skin, although he has some shred of loyalty.</text:p>
      <text:p text:style-name="Normal">Now... what do I see? THAT FUCKER TELLING ANZU CHAN TO CHANGE HER RECIPE CAUSE HE?S HAD ENOUGH; LYING THROUGH HIS TEETH AND FORGING DOCUMENTS.</text:p>
      <text:p text:style-name="Normal">AND OF FUCKING COURSE; BECAUSE DEAY ANZU IS SO PURE HEARTED; SHE BELIEVES HE DOES EVERYTHING HE DOES TO HELP HER; AND SHE FUCKING BLUSHES IN FRONT OF HIM.</text:p>
      <text:p text:style-name="Normal">That was it for me, she was developing a crush on Sabu. After seeing that, it was impossible for me to keep reading the chapter. No, I just couldn’t, this was on another level. </text:p>
      <text:p text:style-name="Normal">It was then that I saw that, you know, at least Hitoshi had some merits. Not this douchebag.</text:p>
      <text:p text:style-name="Normal">What I felt was on a different level.</text:p>
      <text:p text:style-name="Normal">I had to stop, but, I tried to summon up the maturity that allowed me to read through the Hina chapter, and accept that this might get solved some way or other. So I read a few more panels, and what do I see? Anzu inviting this douchebag, this excuse of a creature who feigns to be a human being to her home so that *it* may taste her new ramen. </text:p>
      <text:p text:style-name="Normal">I just couldn’t fucking continue. I put the tablet down before any strange ideas to permanently destroy it came to mind.</text:p>
      <text:p text:style-name="Normal">You have to understand me, it was hard for me, so I thought to myself that I should go take a shower to cool my heads. And this is what I thought in the shower.</text:p>
      <text:p text:style-name="Normal">I’m a kind guy. Or at least I try to be as kind as I can, I do my best to not hurt anyone, if I get angry at someone I just suppress this anger and then direct it somewhere else.</text:p>
      <text:p text:style-name="Normal">I believe in kindness, I believe that peace is the way to go, that under no circumstance should I ever resort to violence, because that will only creat more violence, more hurt, more pain for everyone. A never ending cycle that can only stop by the sacrifice of one person, the one who is targeted.</text:p>
      <text:p text:style-name="Normal">I’ve never wanted to murder someone before, let alone a fictional character, but this, this was crossing a line Sabu.</text:p>
      <text:p text:style-name="Normal">In fact, murder was too easy. I knew. I wouldn’t fucking allow him to get away so easily. I’ll cut all of his legs and arms off, and I’ll keep him in a undisclosed location, where he can never see sunlight. I’ll keep him alive, no matter what it takes, and I’ll torture him every single day. I.</text:p>
      <text:p text:style-name="Normal">I would make him pass every last second of his miserable life wish for death, and I’ll never grant it to him. I would do all I could to keep him alive. When he’ll stop trying to eat, I’ll force feed him the way they fatten geese. </text:p>
      <text:p text:style-name="Normal">When he’ll have lost all reason to stay alive, when life fades out of his eyes and his mind starts to shut down, I’ll give him hope. I’ll have the police raid the place and show him that I’m dead. I’ll give him sunlight, I’ll give him fresh air. Then, they’d drive him straight to me again. And everything would start all over again. You cannot escape the ray of hope. I’ll give it to him, and I’ll crush it in front of his eyes. For as long as I’m alive.</text:p>
      <text:p text:style-name="Normal">When I got out of the shower, I thought of the possibility of his parents complaining. Of course, I planned for that. I’d tell them that Sabu is alive and well. Always. I’d tell them that they’re constantly under surveillance, and should they even hint at what’s happening, Sabu would never have a proper death. Of course, I’d tell them the truth too: I don’t care what happens to me.</text:p>
      <text:p text:style-name="Normal">Luckily, all this time, Nitta thought the same way I did. That’s great, he uncovered Sabu’s bullshit in as quickly as he could. Half a day. Of course he did. He’d never had such an important matter at hands before, he poured his all into this. </text:p>
      <text:p text:style-name="Normal">Now, I did something before I picked up the tablet again. I hesitated to pick it up. For the first time in a while, I genuinely considered praying to whatever deity is out there to make it end well. I realized that I didn’t really know what should happen, but in the end, I decided against praying. Instead, I’d face whatever bleak future may come, and I’d take the full brunt of the damage. And that’s what I did.</text:p>
      <text:p text:style-name="Normal">Unfortunately, both Nitta and I have a humongous weakness. I had the more glaring one: I am virtually powerless, there is very little I could do other than, at worst, begging the mangaka to change the outcome to something less grim. The other weakness is the one we have in common: Anzu. Because she was on Sabu’s side, if she protected him, there was nothing to be done. And that’s what happened...</text:p>
      <text:p text:style-name="Normal">So, the issue wasn’t solved in that chapter...</text:p>
      <text:p text:style-name="Normal">I became depressed, desperate. So I had to keep on reading, in the dire hopes that 1) their situation doesn’t further develop and 2) their situation comes to a grinding halt like it should.</text:p>
      <text:p text:style-name="Normal">God, I understood for good what being an overprotective father feels like. Of course I did, I watched Anzu grow, who the fuck wouldn’t love her. DO NOT FUCKING ANSWER IF YOU VALUE YOUR MANHOOD, CAUSE ILL FUCKING TAKE IT AWAY IF I DONT LIKE WHAT I HEAR.</text:p>
      <text:p text:style-name="Normal">During that period in which I didn’t know what’d happen, I was... unresponsive. I lived for one reason only. I ate bread for lunch. And water. That was enough.</text:p>
      <text:p text:style-name="Normal">But there is a God in this world, and that god is the man who wrote the manga. And God is fair. Chapter 85 was a good chapter. It was an excellent chapter. I loved it.</text:p>
      <text:p text:style-name="Normal"/>
      <text:p text:style-name="Normal">Goodness Andry, how many fucking lines did you... holy shit. Listen, you might be dangerous. God help the man who puts himself in this kind of situation with you if you ever have such a daughter. You don’t understand Andry... even with the help of God there’d be nothing to do for him.</text:p>
      <text:p text:style-name="Normal">Well, then we got over that, and the incident involving Hina seemed so much simpler, it was almost nothing in comparison. </text:p>
      <text:p text:style-name="Normal">After that, I kept reading the manga, now in a better mood since my peace of mind had returned. I read up till chapter 93, then tried to put things off cause the end was so close, so i reread many chapter. Excpet for chapter 73. </text:p>
      <text:p text:style-name="Normal">I’m never fucking touching that chapter again. I’m still fucking not over it huh.</text:p>
      <text:p text:style-name="Normal"/>
      <text:p text:style-name="Normal">In any case, I then finished the manga after some putting off. It’s a great manga, I loved it. I loved very much. In fact, I may have loved it too much:</text:p>
      <text:p text:style-name="Normal">after finishing, as I was taking diner, I thought that there was no point in that ‘passion’ stuff or whatever, what matters is money and that’s all. Now, you may not understand where I’m coming from because here I only highlighted the most emotionally marking events for me, but basically all this time my assimilation skill made me pick up lots of things from the mange. Especially money and fun. That’s all I want now. Money and fun. Passion is meaningless. In fact, anything else is meaningless, why did I even go to Computer Science? I should have done some economics stuff, I’m sure I would have killed it. Well, this isn’t truly rapresentative of what I was thinking. Actually no, it is. But it’s not that je m’en foutiste (or menefreghista, whichever you prefer). </text:p>
      <text:p text:style-name="Normal">I’m pretty sure this feeling is similar to what I felt when I finished Kimi no Na wa for the first time. Dang, this manga was that good huh. Yes it was, or I wouldn’t be writing page upon page on it right now.</text:p>
      <text:p text:style-name="Normal">And now, I don’t know what to do with my life. Pitiful isn’t it?</text:p>
      <text:p text:style-name="Normal">Ahhh... finding what one wants to do is hard isn’t it?</text:p>
      <text:p text:style-name="Normal">I just want to have a fun life, but is there anything in particular I want? Dunno, but mangas and animes have influenced you, uh, a lot.</text:p>
      <text:p text:style-name="Normal"/>
      <text:p text:style-name="Normal">Well, that’s it for now, I’ll go back to my empty life or just run away from it straight away in the manga world of Hinamatsuri or in the dream world. Either looks like a better alternative.</text:p>
      <text:p text:style-name="Normal">End 23:34</text:p>
      <text:p text:style-name="Normal">(before we leave. I suspect there’s no job or task as fun and engaging as manga reading, is there? yet, that’s the level I’m searching for in a work: that’s what I’d consider passion I guess, to be able to completely immerse myself into something, and right no wit’s not happening in writing, and that is because I’m not building worlds I want to be in. I see, makes sense. We can correct that, but first I’d like you to finish everything else (so only Rouge’s chronicles huh). that sounds fair enough actually. Only write of worlds I want to be in... That does seem like fun. But then what about money and having fun with friends? you’re right, I dont know what to make of that. I’ve alsways we’d find what you’re searching for along the way, if only you keep being true to yourself, and right now, I still beilieve that. To believe in something, huh. In any case, good luck.)</text:p>
      <text:p text:style-name="Normal">Also. I realized just now because of a notification that popped up on the tablet, but this thing made me completely forget about Hunter Hunter. That is goddamn impressive given how much I liked it. Very goddamn impressive.</text:p>
      <text:p text:style-name="Normal"/>
      <text:p text:style-name="Normal">I should try allowing myself to write a world I’m immersed into. That’s what TCTW is supposed to be, cause if you don’t like it there’s no point in even starting that project.</text:p>
      <text:p text:style-name="Normal">Yeah, I guess you’re right. Though in this case, we’re trying to balance pure enjoyment with a lot of other stuff aren’t we? I suppose you’re right. Then, a purely enjoyable world?</text:p>
      <text:p text:style-name="Normal">God. Now I actually don’t know what that’s supposed to look like. Also jesus christ your writing speed is starting to become impressive. Yarujane <text:s text:c="1"/></text:p>
      <text:p text:style-name="Normal">A world that’s purely enjoyable, huh. For now, that world is Hinamatsuri, but I’ll have to create my own world at some point or other. I keep on borrowing other anime’s worlds. It’s dangerous, I’m seriously getting nothing done because of that.</text:p>
      <text:p text:style-name="Normal">Ah well... I’ll worry about that later.</text:p>
      <text:p text:style-name="Normal"> Ok gosh darn one last thing before I really go. Before today, the Black Notebook was heavier than this one. It was 11 kbytes, and this one was, what? maybe 8 kb? Well, that has changed. Right now, this one stands at 12kb. JC your love for Hinamatsuri in general (and Anzu in particular) is scary in more ways than one. Ah no nvm, the Black notebook hadn’t been updated since the 15th,, and coincidentally it stands at 15 kbytes. Oh well, still wrote an impressive amount in such a short time span didn’t you?</text:p>
      <text:p text:style-name="Normal"/>
      <text:p text:style-name="Normal">Sat 20/02/21 17:33</text:p>
      <text:p text:style-name="Normal"/>
      <text:p text:style-name="Normal">I’d describe today as peculiar.</text:p>
      <text:p text:style-name="Normal">Nothing of note actually happened, it’s just me who’s changing a... little bit...</text:p>
      <text:p text:style-name="Normal">Let’s start with this morning. No let’s start with telling me when did you decide that this would become your diary. It isn’t, there are just things that I want to say and I think it would be a shame to forget them.</text:p>
      <text:p text:style-name="Normal">Well, let’s start with this morning.</text:p>
      <text:p text:style-name="Normal">I don’t know at what time I woke up, I just knew that I actually got up from bed at noon. Do you remember how yesterday I said that the feeling Hinamatsuri gave me was so very similar to Kimi no Na wa’s?</text:p>
      <text:p text:style-name="Normal">Well, it seems they were more similar than I expected: today I woke up drained of my willpower.</text:p>
      <text:p text:style-name="Normal">For some time, maybe thirty minutes, maybe an hour or maybe god knows how long, I’ve felt what it feels like to be unmotivated. In other words, I got a glimpse of depression, the real one.</text:p>
      <text:p text:style-name="Normal">Depression is scary, and I’m one hair away from considering it terrifying. Now I know what it feels like to want to die. There’s no point in getting up, you know. It’s a shitty world, a shitty life, and there was nothing that would change even if I got up.</text:p>
      <text:p text:style-name="Normal">Luckily this fella grew up since that time for Your Name, and I knew that no matter what, I had to face the reality in front of me, even if it’s shitty as hell. but <text:s text:c="1"/>don’t get me wrong, depression is scary. I could actually only get (and had that positive thought) after my depression ‘cleared up’ a bit. </text:p>
      <text:p text:style-name="Normal">Then, proceed to the actual day.</text:p>
      <text:p text:style-name="Normal">Assimilator pulled a fast one on me. All of today, and even now, I’ve been thinking that in my life there’s only two things that will matter, and those two things are what I’ll be seeking: money and genuine fun.</text:p>
      <text:p text:style-name="Normal">While I didn’t look down on passion, I did find it very hard now to picture myself having a passion. Rather, I couldn’t picture myself being passionate about anything. Today, for my life I want to become rich by working hard and working smart and climbing the steps of the corporate ladder, and then enjoying myself. I have nothing else I truly really want. Not love, not passion, not spirituality. Hell, not even my own release. I’d find it hard now to do a release. </text:p>
      <text:p text:style-name="Normal">Money and fun, and not much else. I wonder what I’d say on my deathbed after such a life. I don’t actually know, it’d probably depend on my success.</text:p>
      <text:p text:style-name="Normal">Don’t get me wrong, I still plan on getting the books out. Just, I... I don’t know what’s important anymore. Life is kinda empty, nothing really matters</text:p>
      <text:p text:style-name="Normal">Sigh.</text:p>
      <text:p text:style-name="Normal">And so, because of the assimilation skill, or rather because of the workings around it (as in love of Hinamatsuri), I’ve found myself wanting to work Like Nitta and Hitomi. I’d actually probably enjoy a work life in an office. That’s what I was thinking when I stayed in the balcony.</text:p>
      <text:p text:style-name="Normal">God, I don’t even know what to do anymore. For now, I’ll study (yes Hinamatsuri gave me the ‘motivation’ to study (I have no actual motivation, it’s just some kind of “yeah let’s do that”)). Then, I’ll think some more. Probably.</text:p>
      <text:p text:style-name="Normal">End: 17:54</text:p>
      <text:p text:style-name="Normal"/>
      <text:p text:style-name="Normal">Sun 21/02/21 21:58</text:p>
      <text:p text:style-name="Normal">I was out all day today, but there’s only one thing I want to talk about even though a thing or two happened. I don’t have much time since I have to install Java; tomorrow is back to school day. Well, uni, but it’s about the same anyway.</text:p>
      <text:p text:style-name="Normal">What I wanted to talk about is tonight’s dream. No, it wasn’t a lucid dream, but, for the very first time, I very clearly dreamt of Hinamatsuri. Well, to be more specific, I clearly saw Hina, and maybe Nitta too. Unfortunately, I don’t remember what it was about. Well, that’s just to show how much I love Hinamatsuri. Hell, I never even dreamed of Touhou, Gintama or One Piece. Nothing came close. Jesus I love Hinamatsuri, and since I want to be more everyone but specifically Nitta and Hitomi, my productivity can go up. I know it can, I’ve seen it at work today, and its got potential.</text:p>
      <text:p text:style-name="Normal">That’s all for today, I’ll install Java and whatnot, although in all probability the teacher will tell us what to do tomorrow.</text:p>
      <text:p text:style-name="Normal">I. Love. Hina. And. Everyone. Else.</text:p>
      <text:p text:style-name="Normal">Also, I want to note that at some point in time I wanted to murder about everyone. Hina, Nitta, Hitomi, Mao, just about everyone. ESPECIALLY SABU. But never Anzu. Christ I love Anzu.</text:p>
      <text:p text:style-name="Normal"/>
      <text:p text:style-name="Normal">Mon 22/02/21 16:05</text:p>
      <text:p text:style-name="Normal">For unknown reasons, I’m dead tired. Might be linked to the fact that I went to sleep at 1:30am instead of the predicted 22:00 (because there was a lot of Hinamatsuri to reread) and woke up to the alarm at 6:30. Mmm, I’m not convinced. </text:p>
      <text:p text:style-name="Normal">But that’s not what I wanted to talk about today, I wanted to talk about he reason it’s becoming easier for me to ‘find the motivation’ to study.</text:p>
      <text:p text:style-name="Normal">To put it simply, me and my subconscious are having a sort of conflict of interest. Well, it’s not really that, but you’ll understand when I’ll explain it: it seems that I’ve grown to believe, even maybe unconsciously, that there is no meaning to life. Actually, no, I’m the fucking idiot who put that into my own head. Yeah, I clearly remember now, it totally was my fault. God dammit Andry! And what about that, you may ask, after all, for all this time I’ve lived with that belief with not much of a problem. </text:p>
      <text:p text:style-name="Normal">Well, the thing is, for unknown reasons, my subconscious and my body have started to search for a certain thing. The two of them have banded together to ask me to do something meaningful. Except, in my view, nothing that is done, no matter how big or how small, has meaning.</text:p>
      <text:p text:style-name="Normal">Yeaaaa... it sucks. To be fair, that last sentence I’ve started to believe only recently (around about the time I started going crazy for Hinamatsuri), before that TCTW and being a Defender still held meaning to me.</text:p>
      <text:p text:style-name="Normal">Goshdarn what a pain this all is.</text:p>
      <text:p text:style-name="Normal">And now, I found no point in listening to music. In fact, I believe it’s directly linked to my poor productivity, since whenever I use my time to NOT listen to music I actually think for myself instead of daydreaming (assuming I’m not half dead of fatigue). And so, I’ve been listening to music a bit less recently. Of course, as established earlier, by recently I mean ever since I’ve been obsessed with Hinamatsuri. In fact I’ve even considered contacting the author, because, you know, it’d be great...</text:p>
      <text:p text:style-name="Normal">In any case, this whole thing + the assimilation and imitation of Nitta and Hitomi is actually boosting my productivity. (Also I’m finding no point in actually playing video games, so I’m left with a lot of time on my hands, with which I can do a whole lot of NOTHING). Seriously, if this keeps up I might lose the notion of fun. What the hell am I supposed to do now. Hard work doesn’t even mean much anymore. Earlier, I’ve wondered if I was slowly slipping into a depression. That might very well be the case, but let’s hope not. </text:p>
      <text:p text:style-name="Normal">Ok, this might be very bad on the long run. As in, holy shit don’t even think about it kind of bad. So what? Do we change it? No, I can’t make such a drastic change just because I want to, it’s something that happens over a long period of time that I must believe in. One option that offers itself is my finding something that I love and that lasts. I absolutely fucking love Hinamatsuri but it’s already over unfortunately. Well, what you’re describing matches the definition of a passion.</text:p>
      <text:p text:style-name="Normal">Are you fucking kidding me? So we’re back on that step again? Fuck this shit. AAAAaaaaaah. What a pain. I’m so tired too, can I just take a nap please? Fuck no, there are things to be done, like studying.</text:p>
      <text:p text:style-name="Normal">Jesus Christ read the mood will ya... Here I am agonizing over the meaninglessness of life and you’re telling me to go study... </text:p>
      <text:p text:style-name="Normal">Let’s try taking a fifteen minute nap then. Can you really do that? I mean, can you really keep it down to fifteen minutes?</text:p>
      <text:p text:style-name="Normal">Come on, don’t underestimate me, I’ve grown up you know, I’m not such a kid anymore.</text:p>
      <text:p text:style-name="Normal">I feel like you might be right, so let’s give it a try. FIFTEEN MINUTES, okay? Then you wake up and go back to work, understood?</text:p>
      <text:p text:style-name="Normal">God what a pain you are too. Fine, don’t worry about it.</text:p>
      <text:p text:style-name="Normal"/>
      <text:p text:style-name="Normal"/>
      <text:p text:style-name="Normal">Ok so I just had my 15 minutes nap WITHOUT oversleeping. See, I got ya. But since I’m also slightly fresher, a though occurred to me. </text:p>
      <text:p text:style-name="Normal">Since this phase happens to coincide perfectly with when I started reading Hinamatsuri, could it be that this is just the same thing that happened when I first watched Your Name? It could be that, since back then I wasn’t anywhere near as analytical as I am now, so I definitely missed it. </text:p>
      <text:p text:style-name="Normal">But if that were the case, then I don’t want it. I’d rather live with this feeling of meaninglessness and fall into depression than forget those feelings for Hinamatsuri. Ah, that’s somehow brave in a way. But time is cruel. Fuck time, it isn’t even absolute, it’s the universe’s bitch. Ok, I’m exaggerating cause I’m overprotective, but still, I love Hinamatsuri. I do. </text:p>
      <text:p text:style-name="Normal"/>
      <text:p text:style-name="Normal">Tue 23/02/21 22:00</text:p>
      <text:p text:style-name="Normal"/>
      <text:p text:style-name="Normal">I’m about to go to sleep now. It’s absolutely incredible how we’re only Tuesday. I could have sworn that I’ve had this set routine for a week now. Like, alarm clock at 6:30, wake up and take a shower and online classes until 13:00, then eat, a lot of Hinamatsuri, then do something productive (at least try) but instead be so tired that you only think of taking a nap and chilling. A lot more Hinamatsuri, then dinner then Hinamatsuri then sleep.</text:p>
      <text:p text:style-name="Normal">Apparently this is only the second day I’m doing this, and yet it feels like a lot longer has passed. I don’t quite know how to explain it. I want to say that that’s the case because so much happened, but somehow I feel that that’s off by a little bit.</text:p>
      <text:p text:style-name="Normal">Well, in any case, at first I only wanted to write a line or two about yesternight’s dream (or tonight’s? the one I’ve had in any case), but when I wrote the date I just couldn’t believe it. Time flows strangely here. Speaking of that, now that I’ve experienced it again, I can see that time basically stops when you’re having to learn something boring. Like Jesus Christ only 5 minutes have passed? Are you actually kidding me? I’ve been under this gruelling torture for more than ten years now give me my reward in form of time that passed!</text:p>
      <text:p text:style-name="Normal">Well, about the dream anyway. I just wanted to say that, surprise surprise, I dreamt of Hinamatsuri last night. To be more precise, I was at <text:s text:c="1"/>school, there were Pietro and Antsa too, and Hina was a classmate of mine. It was like a slightly more grown version of middle school Hina, even though we were in High School. It was a nice dream, with slight adrenalin, but fairly calm. Hina herself was her usual airhead, and as she seemed of my own age (which now I realize, I’m not sure how old I was in my dream), I didn’t see her as a kid so I didn’t pat her head and hug her. Shame, shame... It’s strangely hard to describe what happened. I was in the corridor, and then leaning against the wall were Pietro and Antsa, talking, and then there was a huge number of students who came rushing in a certain direction, almost like a river, and I was pulled by that river. I don’t know if that’s when I saw hina or if I’d met her already earlier, but I grabbed her so she could come with us all too. I don’t know why, maybe because I didn’t want her left out. I seriously can’t remember.</text:p>
      <text:p text:style-name="Normal">Well, that’s all I wanted to say. See ya again whenever.</text:p>
      <text:p text:style-name="Normal"/>
      <text:p text:style-name="Normal"/>
      <text:p text:style-name="Normal">Thu 25/02/21 06:26am</text:p>
      <text:p text:style-name="Normal">I’m early, aren’t I? Yeah, it’s because something happened tonight. I went to sleep at 1am, yet I woke up at around 5am and didn’t sleep since. it’s something quite serious you see.</text:p>
      <text:p text:style-name="Normal">So, the thing is, my days might be numbered. </text:p>
      <text:p text:style-name="Normal">Well, they always were, but now I know that it might be soon. This isn’t the best time to say this, no, that’s in a societal point of view only. This IS the best time to say this, because I love Hinamatsuri, and I won’t let anything get in that love’s way. It is the best time to say this, but now I fully understand what Hina felt when she was ordered to go back, even though she really didn’t want to.</text:p>
      <text:p text:style-name="Normal">Well, that’s enough teasing, let’s get to it.</text:p>
      <text:p text:style-name="Normal">I had a very strange dream tonight. As is mandatory, I don’t remember how it began, but that point here is rather irrelevant. Actually, for once, this might be how it began, but I’m not sure about that.</text:p>
      <text:p text:style-name="Normal">In my dream, I went to bed very late, and the curtains of the right window (my right when I look at the windows) of my room wasn’t fully closed. In fact, at first it wasn’t there at all, it’s just that I remembered that before going to sleep I did put it down (because that’s what I did IRL), so when I looked at it again it was like 3/4 closed.</text:p>
      <text:p text:style-name="Normal">So I put my phone on the desk (from my bed) and tried to go to sleep, but from where I was I could fully see the night sky, because all the windows and the wall had disappeared. It was a beautiful black/dark blue sky. Then I looked to the right towards where the parking for the disabled was, and what I could was:</text:p>
      <text:p text:style-name="Normal">while there were cars who were passing on the road, ‘on top’ (or maybe floating over) a car, there was a Christian monk looking guy, with a robe that looked like it was made out of leather. I don’t know why, but I knew-or maybe I just decided for myself- that he was an angel. And he saw me, and he kinda sighed and looked down, to signify that this shouldn’t have happened, that I shouldn’t have looked at him. Actually, I remember now that I may have looked at him before, but decided to ignore him, but it was as though I was meant to look at him, so the events made it so that I did. And he went to approach me, and we went into one of the cars that approached.</text:p>
      <text:p text:style-name="Normal">But the thing was, he would constantly alternate appearance between a guy with slightly long black hair and someone else. </text:p>
      <text:p text:style-name="Normal">And because of that, I asked him whether he was an angel or a demon. At that point he became the black-haired guy. At first he didn’t want to answer, and tried to dodge my question, and said something along the lines of he was from the golden. And when he said that, I told him (or maybe I didn’t but I felt it) to cut the crap, “you’re a demon aren’t you?”. And he said yes, and that he was here for me. At that point we were already out of the car on the side of a road.</text:p>
      <text:p text:style-name="Normal">And I asked him something about if there was a way to know if my fate was sealed, and he said “actually yes”, but I don’t remember much else from that particular moment right now. After that, he took me by my hand and started talking casually to me. At first he told me that his name was Wang (coincidentally-or not- like Baldy), and he talked to me about his family and his mother I think. when talking, he’d tell me about rather gruesome or ‘bad’ details. Then we walked. Actually I remember now (I’ve just written blind faith in the text) but he told me that his name wasn’t Wang, but it was Wnang. While we did, he told me about a car accident, and he spoke enthusiastically of how the tires were bloody and it smeared all over the road, and I went along with him, saying, ‘cazzo brutale!’. Yeah, I know, for some time we’d spoken in Italian, it never happened in a dream where I spoke English so much that I’m not even sure what language I spoke. <text:s text:c="3"/></text:p>
      <text:p text:style-name="Normal">So I played along, huh. I had a thought about that later.</text:p>
      <text:p text:style-name="Normal">While we walked, he passed in front of me. All this time, I felt uneasy, and maybe there was some adrenaline mixed in there. No, there most probably really was. As he walked in front of me, I didn’t want to die. I’ll expand on this later too. And I wondered if there was a way out, if I could ‘defeat’ him like I did defeat ‘them’ who fed on me. </text:p>
      <text:p text:style-name="Normal">I thought about the faith in the God I previously had, and when I decided to have blind faith in him, and he transformed into an angel. The one he transformed into was actually a normal looking person, but I understood from my feelings that it was indeed an angel. Actually let me tell you how I understood that it was blind faith that made him transform: the moment I decide to blindly believe him, he transformed, but then I hesitated a bit and lost that faith, thinking that this might actually be the real hell (give some sense of hope then crush it) he transformed into Wnang again, then I decided to believe in him again and he was the angel. Then I decided that I’d fight him the way I did ‘them’, and he became Wnang, and then I understood that it was blind faith that decided whether he was an angel or not. we reached a football field similar to the green one at Saint Dominique, and he was Wnang again, and in hindsight it seems he was pissed at me, and we fought. Or maybe I was the one to throw the first blow, I don’t remember well, but I remember that I did throw a low kick to his knee, and attacked some more, while, to put it plainly, having a sense that in a fight I’d win because now I knew about the blind faith, and maybe that0s what ticked him off. And indeed I was winning the fight, and I even wanted to use FLOW’s Sign, even though it was a different title in that world, and maybe I’d searched for that world’s equivalent of FLOW’s Go actually. But it didn’t work. It should have been my most powerful release, but I couldn’t do a release, and I had the feeling that even if I could, it wouldn’t have any instant victory effect that a super release would have against ‘them’.</text:p>
      <text:p text:style-name="Normal">And then, it transformed towards more of a normal dream. Wnang became a random guy with whom I was having a competition about something, and I ran back towards a sort of kitchen, where a buff looking guy who was half naked blocked my path towards somewhere, and someone I had a vague sense might have been Mao, or someone with her personality, told him to knock it off and get out of my way. Then, maybe something else happened, but I don’t really remember, and it didn’t feel as though I was talking to an angel or a demon anymore.</text:p>
      <text:p text:style-name="Normal"/>
      <text:p text:style-name="Normal">Well, now unto my thoughts. I woke up filled with adrenaline, with a feeling of unease I’d very rarely ever had before. After all, I’d just been told that I’d die soon. That when I understood a thing or two about heaven. Or rather about going there. There isn’t a golden standard that someone must accomplish in order to go to heaven, rather, everyone had different ‘quotas’, because not everyone was born equal. For some souls and bodies, it was easier to commit crimes, while for others, it was easier to act good. I’m part of the latter, and so, even though I mostly did good in my life, I now feel that it wouldn’t be enough to get me to heaven.</text:p>
      <text:p text:style-name="Normal">That’s why even though I had at best 5 hours of sleep, I just didn’t want to sleep at all. ‘Cause maybe I’m gonna die soon, and I’ll go to hell. Well, that last part I wasn’t really thinking about, I was more concerned about the “I might die” part. I just think it would be a shame to end it so soon. It’s not really that I’m scared of death, in fact I’d say I’m not, it’s just that I don’t want to die, at least not yet. I thought about not leaving my home for a while, and that also made me think of the Tragédies Antiques, where the hero would try to escape his fate in vain. <text:s text:c="1"/>Since I’m gonna die soon, I’ve decided that I’d at least settle things that I can. You know, none of my acts went right in the past, so at least the last act should be done well. I’ve always left everything to the me of the future, didn’t I?</text:p>
      <text:p text:style-name="Normal">I also thought about how the universe might be god’s sandbox, his testing ground. Or rather, our testing ground, and how only blind faith could save us. Blind faith though, is not something I’m really fond of. It’d be unfortunate if that’s what’s needed to go to heaven. Just right now, I’ve decided. It doesn’t matter whether it’ll land me in heaven or hell, I’m gonna stay true to myself. That’d add to the beauty of the final arc.</text:p>
      <text:p text:style-name="Normal">Also, I thought about how I just complied with everything Wnang said, even though that’s not what I really thought. and so, I realized that up ‘till now, I was putting on a mask to protect myself. I tried to to my best to not hurt others, so that I wouldn’t be hurt either. Well, this morning, I’ve decided that I’m done with that. The only matter that I want to hide is this one, only to be revealed after I’m dead. Even now, I’m thinking about actually telling my family about this, so that maybe they’d be more prepared. The shock of my sudden death might be too strong for mom.</text:p>
      <text:p text:style-name="Normal">So anyway, that’s what I wanted to talk about. I’m sure there are some things I wanted to write down that I forgot, but the most important part, the dream, was written down. </text:p>
      <text:p text:style-name="Normal"/>
      <text:p text:style-name="Normal">So we’re July the 20th, 2022, and rereading this, I feel like some things are missing. For obvious reasons, I don’t often come back to this entry to read it. And yet, rereading it now that I’ve grown up a bit more, there’s something I’d like to point out: For all this time until today, I believed that the reason I was able to defeat him was God, and, whether it’s a mistake or not, this feeling isn’t conveyed at all in here. My oh my, what a troublesome game of faith this becomes. Was it simply a mistake? Or... oops, I’ve set some rules myself that I failed to observe. Well, that’s completely inaccurate, what I meant was that there are some rules of thumbs that I have to keep in mind, rules of thumbs that I believe in. For example, the Gods will never show themselves directly, nor will those who work for them. It will always be indirect. Because that’s how you make children grow up. Ahh, my faith in God is fragile isn’t it? It’s my biggest weakness currently. To have faith in a parent. A cosmic parent. One who wants me to grow up and be well. The Egg by Andy Weir has influenced by beliefs a bit too much given how short that story is. I’m a fraction of God. That’s what a soul is. That’s what we all are. Fractions of divinities who are growing up. A human body is far too small to contain a full soul, thankfully life currently thrives. These are my current beliefs. God’s existence is included in it. But do I trust him? That’s the question of faith. And my faith wavers too easily. I want to believe though. I’ve certainly been given many reasons to believe. And, so far, if my rules of thumbs are correct, I’ve been given no reason to distrust him. I want to believe in kindness, I want to believe that whatever protected me until now is something that wants to protect me. Why is it so hard to believe, I wonder... It’s in my nature isn’t it. To be distrustful, to always look at people’s bad sides in my heart of hearts. It’s because at the very beginning, I was a coward. It was to protect myself. And now, I still want to protect myself. </text:p>
      <text:p text:style-name="Normal">Hey, I want to throw that away, that selfishness. It’s all because I don’t want to die, because I’m still afraid of what comes after. I’m afraid of hell, maybe. </text:p>
      <text:p text:style-name="Normal">Let’s throw this all away. I... I can die. In fact, I will die someday. Don’t be afraid then. Don’t be afraid now, don’t be afraid of what comes after. What if it’s things beyond my imagination? Yes, what if it’s that? What does it matter. Why should I care? Because it’s me? I don’t want to be that selfish. I don’t care about being selfless, but I don’t want to be selfish. </text:p>
      <text:p text:style-name="Normal">It’s because I’m so scared to die that I don’t trust God. It’s because at my core I’m a coward, and I haven’t changed that yet. Please, show me. Show me that you change. I now see that it’s all because I’m a coward. And I know what actions I have to take. First, don’t be afraid to love what you love. Everything comes after. Just like when you set that 1 plus 1 equals 2, add four more axioms, and everything else follows suit. Don’t be afraid to love what you love. What’s the worse that could happen anyway? You die in a ditch abandoned by everything? Sure, I don’t care, because I’ll have loved what I wanted to love. I’ll have done what I wanted to do. Because, I won’t have regrets from not trying. So, don’t be a coward. Move.</text:p>
      <text:p text:style-name="Normal">Ahhh.... And just like that, I know what I want Orion’s story to be like. Or rather, I know its theme. It’s an indirect way to tell people to believe in God, I owe him that much. It’s a very roundabout way of telling people why I believe in God, rather. They will decide for themselves whether to believe or not. Just saying why I do is sufficient. Just showing them the path that I walk is sufficient. In fact, let me be more honest, because I feel like this isn’t the full truth. I don’t care about telling people who or what to believe in. No, all I should do is write a story. Ah, so that’s it. I’ll just write a story. Whatever comes out of it comes out of it. Truth is, I’m still very selfish, and maybe that will never change. Maybe I’ll forever be an ungrateful child to my protecting parent. But at the very least, I want to grow out of being a coward. At the very least, then, the parent could look at their child and be proud, even if he didn’t mean to do it for them. </text:p>
      <text:p text:style-name="Normal">So yeah, the moral of this entire thing is: put an end to your cowardice.</text:p>
      <text:p text:style-name="Normal">Well then, bon appétit. </text:p>
      <text:p text:style-name="Normal"/>
      <text:p text:style-name="Normal"/>
      <text:p text:style-name="Normal"/>
      <text:p text:style-name="Normal">Mon 5th March 2021, 20:27</text:p>
      <text:p text:style-name="Normal"/>
      <text:p text:style-name="Normal">Been a while hasn’t it? A few hold ups here and there, and what now? Who knows, maybe there’s something behind all this, a reason, a person, maybe an entity. Ok I’ve spouted enough nonsense for today, let’s get to it.</text:p>
      <text:p text:style-name="Normal">There’s something I wanted to do, but I don’t know what it is. It’s similar to being back to square one: I have no idea what I want. But maybe I want to write a book. Why? Because Some time ago I wanted to see if writing a book is a cool thing I’d like, and maybe it is, maybe it isn’t, but right now, I want to write it because I said I wanted to. Maybe that’s the kind of meaninglessness that one needs in life. Yeah, probably. So I had thought a bit about things while I was gone. Jeez, “while I was gone” huh, you know the reader can’t feel that two month difference the way you do? Oh well. I thought I’d grown up a bit in this time, and I probably did, but that’s not what’s important. Did I have fun? I guess a bit. Hinamatsuri was definitely lots of fun. Also, I need to fix my sleep schedule. You say fix, but it was always broken in the first place, so broken is the standard of it, therefore it was never broken from your perspective. Yeah, it was only broken from society’s perspective, although I’ll admit that at times it was more broken than usual... Anyway, maybe it’s time I up my sleep schedule standards then? Yeah, that’s... that’s more like it. </text:p>
      <text:p text:style-name="Normal"/>
      <text:p text:style-name="Normal"/>
      <text:p text:style-name="Normal"/>
      <text:p text:style-name="Normal"/>
      <text:p text:style-name="Normal">Fri 29th October 2021, 23:37</text:p>
      <text:p text:style-name="Normal">I have to say, that entry up there was a lot of fun to read, seriously. Also, I’m still in the process of fixing my sleeping schedule. </text:p>
      <text:p text:style-name="Normal">Yo, it’s been a while. A whole lot of stuff happened between today and the last entry, so much that you better search for other documents to get up to date. In any case, I came here for one thing: I’ve began writing a while ago. Writing seriously that is. The story has only just begun, and it still is being modelled and all, but I am taking it seriously. In parallel, I’m also dealing with university. It’s not going badly, I’m doing quite well so far, in all departments. In any case... Oh, I already said that. I just wanted to say that I came here more or less by mistake. I’ve been writing by hand, it’s quite different from writing on PC. What I like the most about it is that you get to see all your mistakes, you get to enjoy the evolution of this or that section. It’s nice. I came here to write, so I’ll move to the other notebook. On that, see ya </text:p>
      <text:p text:style-name="Normal"/>
      <text:p text:style-name="Normal"/>
      <text:p text:style-name="Normal"/>
      <text:p text:style-name="Normal"/>
      <text:p text:style-name="Normal"/>
      <text:p text:style-name="Normal">Wed 20th July, 20:52</text:p>
      <text:p text:style-name="Normal"/>
      <text:p text:style-name="Normal">It has been a while. I had just opened a new page and started complaining about how I need to open a new file every time I want to write some miscellaneous stuff when I remembered that this notebook existed. To be fair, I actually opened the black notebook first, but quickly realized my mistake. I read some of the things I wrote in the not so distant past, and it struck me that I’m not a poor writer at all. In fact, my writing had something to it. Let’s drop all pretences to modesty in favour of accuracy, I said I’d do so. My writing felt charismatic. It was... good. </text:p>
      <text:p text:style-name="Normal">Is it what I want it to be? I can’t tell, because it wasn’t a story, it was just me venting about things. And yet it was charismatic. Or at least to me it felt so. </text:p>
      <text:p text:style-name="Normal"/>
      <text:p text:style-name="Normal">Anyway, I’d actually come back here with one thing in mind: I’m finally back. University is on pause now, and while it’s late, my vacations have begun. So many hours where I can just do what I want to do... How incredible, how luxurious. Anything upwards of seven hours all to myself, where I can be uninterrupted by events if I organize myself well. Also, let’s set a better background, full black is kinda depressing. I know, it was meant to get us to be neutral, imagination-wise, but, well, to current me it’s just depressing. It does its job yes, but damn it’s not an interesting sight. It’s... empty. And it was meant to be. I meant to make use of that. I guess I’ve changed in that regard. Give me something classy but simplistic. In fact, I don’t care whether it’s classy, I just want something fun that does the job of being neutral relatively well. Also, give me more space. I can’t breathe. </text:p>
      <text:p text:style-name="Normal"/>
      <text:p text:style-name="Normal">Better. But I didn’t realize was this much of a pain. As in, physical hassle. My left hand is hurting. And I’ve barely even begun. Wow. Drawing was a lot more painless than this. Would ‘a lot less painful’ be a better sentence in this case? A better expression, yes. Stop correcting me. No I won’t. I never will. This is the origin of your current writing skills, and it will be the origin of our future style too. I’m back, but to do what? I’ve actually began rewriting chapter 1. But I’d stopped due to Uni. Actually, now that I think about it, chapter 1 doesn’t need us to settle on the main plot, so we can keep on working on it no problem. Good, because, courtesy of the night front, I’m thinking of making pretty big changes regarding the plot. Mainly concerning Orion. And, outside that, there’s the issue of Taniya and Caprice we need to deal with. It’s curious how both of them share the same problem, even though Taniya is a newcomer, long after Caprice had come in. I guess it’s an issue with me. I have been too vague with Caprice’s role. No, the initial problem is a different one: too many main characters. Or at least, I’d decided so. Not sure I still think of it as an issue now. I’ll have to figure things out properly. For now, I’ll go eat. See you whenever. <text:s text:c="1"/></text:p>
      <text:p text:style-name="Normal"/>
      <text:p text:style-name="Normal"/>
      <text:p text:style-name="Normal"/>
      <text:p text:style-name="Normal"/>
      <text:p text:style-name="Normal"/>
      <text:p text:style-name="Normal">Mon 25th July, 16:26</text:p>
      <text:p text:style-name="Normal"/>
      <text:p text:style-name="Normal">So mom bought those soap bubble thingies home for Ariella, and, well, I love them. It’s a real shame that I’ve written about them without testing them first, because I didn’t realize that wind could play with them. </text:p>
      <text:p text:style-name="Normal">That was all. No really, it is. Moral of the story: go and try bubble tea. </text:p>
      <text:p text:style-name="Normal"/>
      <text:p text:style-name="Normal"/>
      <text:p text:style-name="Normal"/>
      <text:p text:style-name="Normal"/>
      <text:p text:style-name="Normal">No, I don’t want to set the universe on fire. I want to break the world. Break everything apart, because we can. Let it all fall, and dance in the rain of rubble. Tonight, we are young, so let’s set the world on fire, we can burn brighter than the Sun. Tonight, we are young. So let’s set the world on fire, we can burn brighter, than the Sun. So if by the time the bar closes and you feel like falling down, I’ll carry you home, tonight. <text:s text:c="1"/></text:p>
      <text:p text:style-name="Normal"/>
      <text:p text:style-name="Normal"/>
      <text:p text:style-name="Normal"/>
      <text:p text:style-name="Normal">Thu 28th July, 20:11</text:p>
      <text:p text:style-name="Normal">So, it turns out I’m not bad at all at writing things that give some motivation. I’m referring to the last paragraph in Create.odt. Every step counts. Every step counts. So go and make them. Show me what you’ve got. Ahh, I’ve forgotten the taste of freedom. Or maybe, I do not know it? Either way, I yearn for it. No, not truly. I do not truly yearn for freedom right now. But I do know that I can want it. a part of me does, one that’s slowly waking up right now. A part of me who wants freedom. How much in common does he have with the playful me, I wonder? Because, somehow they feel close. Hey, let’s not linger here. Every step counts. Oh, and do you remember? Every step must fly. </text:p>
      <text:p text:style-name="Normal"/>
      <text:p text:style-name="Normal"/>
      <text:p text:style-name="Normal"/>
      <text:p text:style-name="Normal">Fri 29th July, 20:20</text:p>
      <text:p text:style-name="Normal">You know, maybe it’s the case that I can’t get started on the thing right away, and instead have to do some preliminary warm up. That was redundant. But yeah, that might be the case. It just might be. Because it kind of feel like a pain to write out of nowhere.</text:p>
      <text:p text:style-name="Normal">I just saw a video, a movie recap. It was a very intriguing one. A movie about a forever twelve years old girl who’s a vampire, and a boy she meets, who’s bullied by his classmates. I should definitely find the title, because it was a <text:s text:c="1"/>very interesting plot. I won’t spoil you, although thanks to your memory it’ll take us a while before we forget. Oh, I think it’s called “Let me in”. The way t uses show but don’t tell makes me appreciate that concept.</text:p>
      <text:p text:style-name="Normal">Yup, so that’s today’s talk. Ok, so when do we get in though? Dunno. Soon, I presume. Or never. I prefer soon somehow. </text:p>
      <text:p text:style-name="Normal">Well uhh, the atmosphere of that and the first chapter of TCTW don’t quite match, do they? </text:p>
      <text:p text:style-name="Normal">So what? </text:p>
      <text:p text:style-name="Normal">What is discipline, I wonder. Nope, I know what it is, and I know that I’ve been lacking it, lately. Let’s cure that. </text:p>
      <text:p text:style-name="Normal">Sure thing. <text:s text:c="1"/></text:p>
      <text:p text:style-name="Normal"/>
      <text:p text:style-name="Normal">Maybe it’s because I love new things. And I’m currently stuck in editor hell. No, that’s not it, but it’s definitely a mood.</text:p>
      <text:p text:style-name="Normal"/>
      <text:p text:style-name="Normal"/>
      <text:p text:style-name="Normal">Sat 30th July, 8:14</text:p>
      <text:p text:style-name="Normal">Rain. You can lure me out with rain. It works. It certainly was a good enough reason for my body to want to wake up extra early. And the sound makes me happy. Yesterday, I learned that it would rain this morning. So, I wanted to write to the sound of rain. So, I rose to its melody. “Of all lullabies that had been sung to me, this was the only one I could remember.” I wrote that, some time ago. Right now, it’s only here and on my phone. One day, it will be on TCTW. </text:p>
      <text:p text:style-name="Normal">I think it’s a shame that the rain is only falling sporadically. Just a little bit, every once in a while, instead of in a continuous, powerful stream. But, well, I did say that I wouldn’t expect of others more than I would expect of myself. And lately, I only worked sporadically, just a little bit every once in a while, instead of in a continuous, powerful stream. </text:p>
      <text:p text:style-name="Normal">Sigh, I suppose I only have myself to blame for the lack of rain. </text:p>
      <text:p text:style-name="Normal">What a strange thing to say, and yet it sounds right. Ha, as if I’d offended a dragon.</text:p>
      <text:p text:style-name="Normal">In any case, in nor particular order. Ok that’s a lie. I want to listen to music on the balcony, then in no particular order eat and write. I think I’ll eat first so I won’t have an excuse to stop writing. But before that I’ll listen to Tonight we are young. I’ve been listening to it a lot lately. As in, for the past few days. Goodness me, for at least four days? Didn’t expect that. </text:p>
      <text:p text:style-name="Normal">Did you know that when I began re-writing chapter 1, that’s the song I was writing to? Now I know that you do know.</text:p>
      <text:p text:style-name="Normal">My, it seems I’m still very tired. </text:p>
      <text:p text:style-name="Normal">But yeah, I like rain. So let’s make an effort, and let’s make the rain stronger. <text:s text:c="3"/></text:p>
      <text:p text:style-name="Normal"/>
      <text:p text:style-name="Normal"/>
      <text:p text:style-name="Normal">Sun 21st August, 18:34</text:p>
      <text:p text:style-name="Normal">Hey, just a reminder. If you write this book, it’s gonna be for yourself. So, what matters is, do you like it? Everything else follows from this. No, rather, what follows from this, it doesn’t matter. So, do you like it? If not, make it a book that you like. Otherwise, there’s no point. And, if you can’t make it a book that you like, I dunno, figure it out. Oh, I know. In that case, make it a book you like. Yup, can’t help it. But that’s good advice, I say. </text:p>
      <text:p text:style-name="Normal"/>
      <text:p text:style-name="Normal"/>
      <text:p text:style-name="Normal"/>
      <text:p text:style-name="Normal"/>
      <text:p text:style-name="Normal"/>
      <text:p text:style-name="Normal"/>
      <text:p text:style-name="Normal"/>
      <text:p text:style-name="Normal">I feel like shit. I try hard, so hard, and I fail just as hard. I’m blind. I can only see what’s in front of me. Planning? Never heard of that. Never done that. Positioning? Mine is shit. Only pieces left to pick up and play with. No, your position isn’t bad, but it isn’t good either. From where I want to go. I hate it. I’m not in control. I hate it. I nearly want to say that I hate myself, but I can’t let the emotions control me. I have to get a grasp. The fuck am I doing? Yeah, I have to figure that out. <text:s text:c="1"/>Figure that out, and figure out our next moves. Plan on terms longer than the next five seconds. But now, think. You need it. I can’t. I can’t release. Something’s stuck. I’m not bringing out the best. There’s so much more that I could do, but I didn’t put myself in a position to do so. What the fuck do I have to do? Am I just being impatient? No, not the current course. I know what it looks like, but not now. It’s far costlier than I expected it to be. And it’s blocking everything else. So do I have to keep it up for costs to diminish? Maybe. Now, take the time to figure that all out. Now. </text:p>
      <text:p text:style-name="Normal">22_08_22 00:48</text:p>
      <text:p text:style-name="Normal"/>
      <text:p text:style-name="Normal"/>
      <text:p text:style-name="Normal"/>
      <text:p text:style-name="Normal"/>
      <text:p text:style-name="Normal">Sat 28th August, 22:33</text:p>
      <text:p text:style-name="Normal">It’s hard to write. That’s not what I meant. It’s hard to have fun writing. For me, it is. So maybe, I simply have to recognize that writing isn’t it? And yet there’s a story I must tell. So, I’ve been searching for an answer for a long time now, but still can’t find it: how do I have fun when writing? How do I make it fun? Oh... Just as I asked, some memories popped into my mind. Images from the first episode of Morphonication, and images I’ve created. There was music, and there was a lot of imagination. Mine. Those popped up just to answer my question, I think. They’re saying: “Hey, aren’t we good enough for you? Try us, then you can decide whether writing’s fun.” I can imagine being immersed in a world. That’s what I want. To be lost somewhere. Completely lost. I want to lose myself so badly in my own writing, but I don’t know how. So, hey, let me try out what those memories suggest. I really want to have fun, you know? But in all probabilities I’m trying too hard. The weight of expectations, it was. It’s very heavy. And I couldn’t recognize it. I couldn’t recognize that I was expecting that from writing. I... still am. Or am I? No, I just want to write. I’m tired. But let’s write. With music, with imagination. One more time, maybe one last time. See you</text:p>
      <text:p text:style-name="Normal"/>
      <text:p text:style-name="Normal"/>
      <text:p text:style-name="Normal"/>
      <text:p text:style-name="Normal">Tue 13th September, 15:42</text:p>
      <text:p text:style-name="Normal">It’s finally over. The statistics project. We were saved by the hours we put into the homework. Your fears were justified, yet regardless of that, you would have faced them. You’ve grown up a bit. There’s still a lot of growing up to do.</text:p>
      <text:p text:style-name="Normal">Do not be afraid to use complex ideas. Because of how simple ours were, we would have failed. Do not be afraid to get into hard stuff. It will be a test of your skills. Or their sharpening, or both. Think them through thoroughly, find what is right and what is wrong, the loopholes, the mistakes. Analyse the underlying logic: how infallible is it? Doubt your very core, for your fundaments are flawed. The professor pointed out logical flaws, and yet even now I fail to see them. I fail to see where the error is. I know it is there, I understand it is there, I know where I have to look to see it, but I fail to see it.</text:p>
      <text:p text:style-name="Normal">So, let’s grow up.</text:p>
      <text:p text:style-name="Normal"/>
      <text:p text:style-name="Normal"/>
      <text:p text:style-name="Normal"/>
      <text:p text:style-name="Normal">Mon 19th Sept 2022, 15:52</text:p>
      <text:p text:style-name="Normal"/>
      <text:p text:style-name="Normal">You know, it just occurred to me. I have the power to skip. I think I’ll abuse it. If there’s a part I don’t want to write, I’ll just skip it. I’ll let the reader do the job of imagining. What was it called already? The art of giving someone else you job... Delegating? Not quite... Outsourcing. Finally found it. Took me a long while. </text:p>
      <text:p text:style-name="Normal">So... Right, the power to skip things. Sure, I’ll do it quite often I think. Also because it feels smart. I wonder if that’s a good reason. Of course I don’t know. Of course I don’t care enough to think about it. Let’s paint.</text:p>
      <text:p text:style-name="Normal"/>
      <text:p text:style-name="Normal"/>
      <text:p text:style-name="Normal"/>
      <text:p text:style-name="Normal">Sun 23rd October 2022, 17:49</text:p>
      <text:p text:style-name="Normal">So after the n-th fuck up in a row, and after thoroughly asking myself the question “What the fuck am I doing with my life?”, I have done something I’ve only ever thought about maybe twenty minutes ago. I’ve entered a writing contest. One with cash prizes. This comes out of nowhere, but if I’m going to do something with my life, let it at least be something that’s somehow interesting. This one presents a deadline, namely the 31st of December. It’s free to enter, it’s a periodical contest organized by Writers Of The Future. It’s only for those who’ve never published before, and there are four contests every year, one each trimester. And it’s free. There are no prompts, there is no nothing, it’s just limited to a few very loose rules: less than seventeen thousand words, and fantasy or sci-fi. So, let’s go. And do our kanji. That, is the key to victory. </text:p>
      <text:p text:style-name="Normal"/>
      <text:p text:style-name="Normal">Hey, good luck. The entire world can participate in this. That’s what makes it worth it.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